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ar Editor,</text:p>
      <text:p text:style-name="Text_20_body">I am pleased to submit for consideration in <text:span text:style-name="Emphasis">InGenius</text:span> the manuscript entitled:</text:p>
      <text:p text:style-name="Text_20_body"><text:span text:style-name="Strong_20_Emphasis">“Performance Evaluation of Solar Irradiance Models at 11 Sites in South America”</text:span></text:p>
      <text:p text:style-name="Text_20_body">This work presents a comparative evaluation of solar irradiance models (CAMS, LSA-SAF, ERA-5, MERRA-2) against high-quality ground-based measurements at 11 stations across South America. The study addresses a gap in regional literature by analyzing the accuracy of these models under diverse geographic and climatic conditions, with direct implications for photovoltaic project planning and solar resource management in the region.</text:p>
      <text:p text:style-name="Text_20_body">We believe this article is suitable for <text:span text:style-name="Emphasis">InGenius</text:span> because:</text:p>
      <text:list text:style-name="L2">
        <text:list-item>
          <text:p text:style-name="P2">It fits within the journal’s focus on engineering and renewable energy.</text:p>
        </text:list-item>
        <text:list-item>
          <text:p text:style-name="P2">It provides original and relevant results for researchers and professionals in the energy sector.</text:p>
        </text:list-item>
        <text:list-item>
          <text:p text:style-name="P2">It contributes to the development of applied solutions in Latin American contexts, aligned with the mission of the journal.</text:p>
        </text:list-item>
      </text:list>
      <text:p text:style-name="Text_20_body">We declare that the manuscript is original, has not been previously published, and is not under consideration by any other journal. All authors approve its submission and agree to comply with the editorial and ethical policies of <text:span text:style-name="Emphasis">InGenius</text:span>.</text:p>
      <text:p text:style-name="Text_20_body">We thank you in advance for considering our work for publication and remain attentive to any comments or requirements during the review process.</text:p>
      <text:p text:style-name="Text_20_body">Sincerely,</text:p>
      <text:p text:style-name="Text_20_body"><text:span text:style-name="Strong_20_Emphasis">Rubén Ledesma</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2T14:36:39.227519645</meta:creation-date>
    <dc:date>2025-09-02T14:37:36.087083628</dc:date>
    <meta:editing-duration>PT57S</meta:editing-duration>
    <meta:editing-cycles>1</meta:editing-cycles>
    <meta:document-statistic meta:table-count="0" meta:image-count="0" meta:object-count="0" meta:page-count="1" meta:paragraph-count="12" meta:word-count="205" meta:character-count="1360" meta:non-whitespace-character-count="1170"/>
    <meta:generator>LibreOffice/24.2.7.2$Linux_X86_64 LibreOffice_project/420$Build-2</meta:generator>
  </office:meta>
</office:document-meta>
</file>